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38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42.47mm"/>
    </style:style>
    <style:style style:name="co4" style:family="table-column">
      <style:table-column-properties fo:break-before="auto" style:column-width="49.57mm"/>
    </style:style>
    <style:style style:name="co5" style:family="table-column">
      <style:table-column-properties fo:break-before="auto" style:column-width="54.7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88mm" svg:height="89.75mm" svg:x="254.94mm" svg:y="9.31mm">
            <loext:p draw:notify-on-update-of-ranges="Hoja1.A3:Hoja1.A3 Hoja1.B4:Hoja1.B14 Hoja1.C3:Hoja1.C3 Hoja1.C4:Hoja1.C14 Hoja1.A3:Hoja1.A3 Hoja1.B4:Hoja1.B14 Hoja1.D3:Hoja1.D3 Hoja1.D4:Hoja1.D14 Hoja1.A3:Hoja1.A3 Hoja1.B4:Hoja1.B14 Hoja1.E3:Hoja1.E3 Hoja1.E4:Hoja1.E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Nº de Componentes 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, locales</text:p>
          </table:table-cell>
          <table:table-cell table:style-name="ce1" office:value-type="string" calcext:value-type="string">
            <text:p>Tiempo para vect, globales</text:p>
          </table:table-cell>
          <table:table-cell table:style-name="ce1" office:value-type="string" calcext:value-type="string">
            <text:p>Tiempo para vect, dinámico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0388533" calcext:value-type="float">
            <text:p>0,000388533</text:p>
          </table:table-cell>
          <table:table-cell office:value-type="float" office:value="0.000388877" calcext:value-type="float">
            <text:p>0,000388877</text:p>
          </table:table-cell>
          <table:table-cell office:value-type="float" office:value="0.000390982" calcext:value-type="float">
            <text:p>0,000390982</text:p>
          </table:table-cell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style-name="ce3" office:value-type="float" office:value="1048576" calcext:value-type="float">
            <text:p>1048576</text:p>
          </table:table-cell>
          <table:table-cell table:style-name="ce9" office:value-type="float" office:value="0.000758198" calcext:value-type="float">
            <text:p>0,000758198</text:p>
          </table:table-cell>
          <table:table-cell table:style-name="ce9" office:value-type="float" office:value="0.000774917" calcext:value-type="float">
            <text:p>0,000774917</text:p>
          </table:table-cell>
          <table:table-cell table:style-name="ce9" office:value-type="float" office:value="0.000765433" calcext:value-type="float">
            <text:p>0,00076543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.001484215" calcext:value-type="float">
            <text:p>0,001484215</text:p>
          </table:table-cell>
          <table:table-cell office:value-type="float" office:value="0.001399334" calcext:value-type="float">
            <text:p>0,001399334</text:p>
          </table:table-cell>
          <table:table-cell office:value-type="float" office:value="0.001531698" calcext:value-type="float">
            <text:p>0,001531698</text:p>
          </table:table-cell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style-name="ce6" office:value-type="float" office:value="4194304" calcext:value-type="float">
            <text:p>4194304</text:p>
          </table:table-cell>
          <table:table-cell table:style-name="ce9"/>
          <table:table-cell table:style-name="ce9" office:value-type="float" office:value="0.002826303" calcext:value-type="float">
            <text:p>0,002826303</text:p>
          </table:table-cell>
          <table:table-cell table:style-name="ce9" office:value-type="float" office:value="0.00299818" calcext:value-type="float">
            <text:p>0,0029981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388608" calcext:value-type="float">
            <text:p>8388608</text:p>
          </table:table-cell>
          <table:table-cell/>
          <table:table-cell office:value-type="float" office:value="0.005008248" calcext:value-type="float">
            <text:p>0,005008248</text:p>
          </table:table-cell>
          <table:table-cell office:value-type="float" office:value="0.005035199" calcext:value-type="float">
            <text:p>0,005035199</text:p>
          </table:table-cell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style-name="ce6" office:value-type="float" office:value="16777216" calcext:value-type="float">
            <text:p>16777216</text:p>
          </table:table-cell>
          <table:table-cell table:style-name="ce9"/>
          <table:table-cell table:style-name="ce9" office:value-type="float" office:value="0.010050284" calcext:value-type="float">
            <text:p>0,010050284</text:p>
          </table:table-cell>
          <table:table-cell table:style-name="ce9" office:value-type="float" office:value="0.010059536" calcext:value-type="float">
            <text:p>0,01005953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float" office:value="0.019760367" calcext:value-type="float">
            <text:p>0,019760367</text:p>
          </table:table-cell>
          <table:table-cell office:value-type="float" office:value="0.020031049" calcext:value-type="float">
            <text:p>0,020031049</text:p>
          </table:table-cell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style-name="ce6" office:value-type="float" office:value="67108864" calcext:value-type="float">
            <text:p>67108864</text:p>
          </table:table-cell>
          <table:table-cell table:style-name="ce9"/>
          <table:table-cell table:style-name="ce9" office:value-type="float" office:value="0.039399541" calcext:value-type="float">
            <text:p>0,039399541</text:p>
          </table:table-cell>
          <table:table-cell table:style-name="ce9" office:value-type="float" office:value="0.040040438" calcext:value-type="float">
            <text:p>0,040040438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34217728" calcext:value-type="float">
            <text:p>134217728</text:p>
          </table:table-cell>
          <table:table-cell/>
          <table:table-cell office:value-type="float" office:value="0.078049586" calcext:value-type="float">
            <text:p>0,078049586</text:p>
          </table:table-cell>
          <table:table-cell office:value-type="float" office:value="0.089459466" calcext:value-type="float">
            <text:p>0,089459466</text:p>
          </table:table-cell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style-name="ce6" office:value-type="float" office:value="268435456" calcext:value-type="float">
            <text:p>268435456</text:p>
          </table:table-cell>
          <table:table-cell table:style-name="ce9"/>
          <table:table-cell table:style-name="ce9" office:value-type="float" office:value="0.156872338" calcext:value-type="float">
            <text:p>0,156872338</text:p>
          </table:table-cell>
          <table:table-cell table:style-name="ce9" office:value-type="float" office:value="0.158889307" calcext:value-type="float">
            <text:p>0,158889307</text:p>
          </table:table-cell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style-name="ce7" office:value-type="float" office:value="536870912" calcext:value-type="float">
            <text:p>536870912</text:p>
          </table:table-cell>
          <table:table-cell table:style-name="ce10" table:number-columns-repeated="2"/>
          <table:table-cell table:style-name="ce10" office:value-type="float" office:value="0.319521272" calcext:value-type="float">
            <text:p>0,319521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</meta:initial-creator>
    <meta:creation-date>2017-03-09T00:06:32.885882015</meta:creation-date>
    <dc:date>2017-03-09T00:25:47.365054953</dc:date>
    <dc:creator>jose </dc:creator>
    <meta:editing-duration>PT19M15S</meta:editing-duration>
    <meta:editing-cycles>1</meta:editing-cycles>
    <meta:document-statistic meta:table-count="1" meta:cell-count="51" meta:object-count="1"/>
    <meta:generator>LibreOffice/5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8.976cm" xlink:href=".." xlink:type="simple" chart:class="chart:scatter" chart:style-name="ch1">
        <chart:title svg:x="11.535cm" svg:y="1.468cm" chart:style-name="ch2">
          <text:p>atcgrid</text:p>
        </chart:title>
        <chart:legend chart:legend-position="end" svg:x="10.18cm" svg:y="3.685cm" style:legend-expansion="high" chart:style-name="ch3"/>
        <chart:plot-area chart:style-name="ch4" table:cell-range-address="Hoja1.A3:Hoja1.A3 Hoja1.B4:Hoja1.E14 Hoja1.C3:Hoja1.E3" chart:data-source-has-labels="row" svg:x="0.346cm" svg:y="0.627cm" svg:width="9.545cm" svg:height="7.494cm">
          <chartooo:coordinate-region svg:x="1.64cm" svg:y="0.828cm" svg:width="7.407cm" svg:height="6.64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Hoja1.C4:Hoja1.C14" chart:label-cell-address="Hoja1.C3:Hoja1.C3" chart:class="chart:scatter">
            <chart:domain table:cell-range-address="Hoja1.B4:Hoja1.B14"/>
            <chart:data-point chart:repeated="11"/>
          </chart:series>
          <chart:series chart:style-name="ch9" chart:values-cell-range-address="Hoja1.D4:Hoja1.D14" chart:label-cell-address="Hoja1.D3:Hoja1.D3" chart:class="chart:scatter">
            <chart:data-point chart:repeated="11"/>
          </chart:series>
          <chart:series chart:style-name="ch10" chart:values-cell-range-address="Hoja1.E4:Hoja1.E14" chart:label-cell-address="Hoja1.E3:Hoja1.E3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iempo para vect, locales</text:p>
                <draw:g>
                  <svg:desc>Hoja1.C3:Hoja1.C3</svg:desc>
                </draw:g>
              </table:table-cell>
              <table:table-cell office:value-type="string">
                <text:p>Tiempo para vect, globales</text:p>
                <draw:g>
                  <svg:desc>Hoja1.D3:Hoja1.D3</svg:desc>
                </draw:g>
              </table:table-cell>
              <table:table-cell office:value-type="string">
                <text:p>Tiempo para vect, dinámicos</text:p>
                <draw:g>
                  <svg:desc>Hoja1.E3:Hoja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Hoja1.B4:Hoja1.B14</svg:desc>
                </draw:g>
              </table:table-cell>
              <table:table-cell office:value-type="float" office:value="0.000388533">
                <text:p>0.000388533</text:p>
                <draw:g>
                  <svg:desc>Hoja1.C4:Hoja1.C14</svg:desc>
                </draw:g>
              </table:table-cell>
              <table:table-cell office:value-type="float" office:value="0.000388877">
                <text:p>0.000388877</text:p>
                <draw:g>
                  <svg:desc>Hoja1.D4:Hoja1.D14</svg:desc>
                </draw:g>
              </table:table-cell>
              <table:table-cell office:value-type="float" office:value="0.000390982">
                <text:p>0.000390982</text:p>
                <draw:g>
                  <svg:desc>Hoja1.E4:Hoja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758198">
                <text:p>0.000758198</text:p>
              </table:table-cell>
              <table:table-cell office:value-type="float" office:value="0.000774917">
                <text:p>0.000774917</text:p>
              </table:table-cell>
              <table:table-cell office:value-type="float" office:value="0.000765433">
                <text:p>0.000765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1484215">
                <text:p>0.001484215</text:p>
              </table:table-cell>
              <table:table-cell office:value-type="float" office:value="0.001399334">
                <text:p>0.001399334</text:p>
              </table:table-cell>
              <table:table-cell office:value-type="float" office:value="0.001531698">
                <text:p>0.001531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2826303">
                <text:p>0.002826303</text:p>
              </table:table-cell>
              <table:table-cell office:value-type="float" office:value="0.00299818">
                <text:p>0.00299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5008248">
                <text:p>0.005008248</text:p>
              </table:table-cell>
              <table:table-cell office:value-type="float" office:value="0.005035199">
                <text:p>0.0050351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10050284">
                <text:p>0.010050284</text:p>
              </table:table-cell>
              <table:table-cell office:value-type="float" office:value="0.010059536">
                <text:p>0.0100595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19760367">
                <text:p>0.019760367</text:p>
              </table:table-cell>
              <table:table-cell office:value-type="float" office:value="0.020031049">
                <text:p>0.0200310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39399541">
                <text:p>0.039399541</text:p>
              </table:table-cell>
              <table:table-cell office:value-type="float" office:value="0.040040438">
                <text:p>0.040040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78049586">
                <text:p>0.078049586</text:p>
              </table:table-cell>
              <table:table-cell office:value-type="float" office:value="0.089459466">
                <text:p>0.089459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56872338">
                <text:p>0.156872338</text:p>
              </table:table-cell>
              <table:table-cell office:value-type="float" office:value="0.158889307">
                <text:p>0.158889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9521272">
                <text:p>0.319521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